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2.629cm" svg:x="1.4cm" svg:y="0.628cm" presentation:class="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Structures (DS) and their need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Formal DS help to structures the large amount of data into computaionally manageble relationships.</text:p>
              </text:list-item>
              <text:list-item>
                <text:p>They allow us to do more.</text:p>
                <text:list>
                  <text:list-item>
                    <text:p>We can accomplish tasks faster or with lesser memory requirements or sometimes bot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Need of DS (Cont.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metimes they are used to ensure constraints by putting restrictions on the data structures.</text:p>
                <text:list>
                  <text:list-item>
                    <text:p>For example, Stacks and Queues are the list structures but with restricted operations.</text:p>
                  </text:list-item>
                  <text:list-item>
                    <text:p>This helps us guarantee certain properties allowing to reason more accurate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Need of DS (Cont.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DS also provide guarantee about the alogrithmic complexites of the operations and their implementations.</text:p>
                <text:list>
                  <text:list-item>
                    <text:p text:style-name="P1">Hence, for writing a good quality software. We need to choose the DS efficiently and hence need to learn about some typical DS.</text:p>
                  </text:list-item>
                </text:list>
              </text:list-item>
              <text:list-item>
                <text:p text:style-name="P1">Here, by good quality software it’s meant the software that can perform the required job in minimum required resours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 text:style-name="P1"><text:s/>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bstract Data Types (ADTs)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hen a DS provides operations it is called an ADT.</text:p>
              </text:list-item>
              <text:list-item>
                <text:p>ADTs help in minimizing the dependencies in your code.</text:p>
                <text:list>
                  <text:list-item>
                    <text:p>Helpful when code needs to be changed.</text:p>
                  </text:list-item>
                  <text:list-item>
                    <text:p>Because we are abstracted from the low level details of the DS we can replace them with some other DS</text:p>
                  </text:list-item>
                </text:list>
              </text:list-item>
              <text:list-item>
                <text:p>ADTs make it possible to implement other ADT with minimum effort but sometimes on cost of some additional resourc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uilt-in D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Programming Languages come with certain basic DS which are indeed abstractions of what processor does.</text:p>
              </text:list-item>
              <text:list-item>
                <text:p text:style-name="P4">They hide the details of both execution and limitations of processor.</text:p>
              </text:list-item>
              <text:list-item>
                <text:p text:style-name="P4">These abstactions help to avoid the repetion of common patterns and avoid redundancy.</text:p>
                <text:list>
                  <text:list-item>
                    <text:p>This method helps us to focus on what is needed rather than how the things are computed on Level Zer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ncapsul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ncapsulation</text:span> is when we group the common patterns together under a single name and then parameterized, in order to achieve higher level of abstraction.</text:p>
                <text:list>
                  <text:list-item>
                    <text:p>For example, the multiplication requires two source values and one destination value.<text:line-break/>So, it is parameterized by 2 source values and 1 destination valu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 text:style-name="P5">Abstacti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2">Abstraction </text:span><text:span text:style-name="T3">is a mechanism to hide the implementation details of an abstraction away from the users of the abstraction.</text:span></text:p>
                <text:list>
                  <text:list-item>
                    <text:p><text:span text:style-name="T3">For example, when we use multiplication operation we don’t know how the multiplication is happening on the processor.</text:span></text:p>
                  </text:list-item>
                </text:list>
              </text:list-item>
              <text:list-item>
                <text:p><text:span text:style-name="T3">For abstracted operations it is important to know the properties of the operation correctly especially in corner cas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rade-off in AD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en applications get complex even the built-in DS become too low level to manage effectively.</text:p>
              </text:list-item>
              <text:list-item>
                <text:p>We build abstractions on top of lower-level constructs.</text:p>
              </text:list-item>
              <text:list-item>
                <text:p>Even on the top of these ADTs we build ADT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5">Trade-off in ADTs (Cont.)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Each <text:s/>time we build the upper level of abstraction we lose access to lower level details.</text:p>
              </text:list-item>
              <text:list-item>
                <text:p text:style-name="P4">When solving a problem at hand we don’t care about any trivial decisions.<text:line-break/>This helps us relieve from the burden of these decision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0T15:26:40.577442541</meta:creation-date>
    <meta:generator>LibreOffice/7.0.4.2$Linux_X86_64 LibreOffice_project/00$Build-2</meta:generator>
    <dc:date>2021-07-20T16:20:09.578737627</dc:date>
    <meta:editing-duration>PT28M13S</meta:editing-duration>
    <meta:editing-cycles>5</meta:editing-cycles>
    <meta:document-statistic meta:object-count="60"/>
  </office:meta>
</office:document-meta>
</file>